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4000000D853E3AB9AF6B370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.25cm" fo:min-width="17cm"/>
    </style:style>
    <style:style style:name="gr2" style:family="graphic" style:parent-style-name="standard">
      <style:graphic-properties svg:stroke-color="#ffffff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cm" fo:min-width="14.25cm"/>
    </style:style>
    <style:style style:name="gr5" style:family="graphic" style:parent-style-name="standard">
      <style:graphic-properties draw:stroke="none" svg:stroke-color="#000000" draw:fill="none" draw:fill-color="#ffffff" fo:min-height="4.432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14.25cm"/>
    </style:style>
    <style:style style:name="gr7" style:family="graphic" style:parent-style-name="standard">
      <style:graphic-properties svg:stroke-width="0.159cm" svg:stroke-color="#1c1c1c" draw:marker-start-width="0.437cm" draw:marker-end-width="0.437cm" draw:fill-color="#ffffff" draw:textarea-horizontal-align="justify" draw:textarea-vertical-align="middle" draw:auto-grow-height="false" fo:min-height="2.75cm" fo:min-width="10.75cm" fo:padding-top="0.203cm" fo:padding-bottom="0.203cm" fo:padding-left="0.328cm" fo:padding-right="0.328cm"/>
    </style:style>
    <style:style style:name="gr8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9" style:family="graphic" style:parent-style-name="standard">
      <style:graphic-properties svg:stroke-width="0.159cm" svg:stroke-color="#1c1c1c" draw:marker-start-width="0.437cm" draw:marker-end-width="0.437cm" draw:fill-color="#ffffff" draw:textarea-horizontal-align="justify" draw:textarea-vertical-align="middle" draw:auto-grow-height="false" fo:min-height="3.094cm" fo:min-width="11.094cm" fo:padding-top="0.203cm" fo:padding-bottom="0.203cm" fo:padding-left="0.328cm" fo:padding-right="0.328cm"/>
    </style:style>
    <style:style style:name="gr10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4.5cm"/>
    </style:style>
    <style:style style:name="gr12" style:family="graphic" style:parent-style-name="standard">
      <style:graphic-properties draw:stroke="none" svg:stroke-color="#000000" draw:fill="none" draw:fill-color="#ffffff" fo:min-height="2.75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loext:graphic-properties draw:fill="none" draw:fill-color="#ffffff"/>
      <style:text-properties fo:font-size="30pt" style:font-size-asian="30pt" style:font-size-complex="30pt"/>
    </style:style>
    <style:style style:name="P4" style:family="paragraph">
      <loext:graphic-properties draw:fill="none" draw:fill-color="#ffffff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7.5cm" svg:x="0.5cm" svg:y="0.5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11.319cm" svg:height="3.56cm" svg:x="0.18cm" svg:y="5.189cm" svg:viewBox="0 0 11320 3561" svg:d="M372 1923c734-7 1378-334 2106-424 674-84 1316-369 1922-668 616-303 1253-546 1921-666 710-128 1458-265 2168-61 701 201 1280 663 1921 1031 633 363 1259 1185 682 1819-508 559-1340 425-1921 121-718-376-1218 368-1982 243-682-112-1350 262-2046 242-660-19-1321 6-1982-60-638-64-1287 52-1921-61h-620l-620-181v60z">
          <text:p/>
        </draw:path>
        <draw:frame draw:style-name="gr3" draw:text-style-name="P3" draw:layer="layout" svg:width="19cm" svg:height="9.113cm" svg:x="0.189cm" svg:y="-0.233cm">
          <draw:text-box>
            <text:p text:style-name="P2"><text:span text:style-name="T1">-SETUP ΛΟΓΑΡΙΑΣΜΟΥ EMAIL-</text:span></text:p>
            <text:p text:style-name="P2"><text:span text:style-name="T1">ΓΙΑ ΝΑ ΕΠΙΒΕΒΑΙΩΣΕΤΕ ΤΗΝ ΤΑΥΤΟΤΗΤΑ ΣΑΣ, ΠΡΕΠΕΙ ΝΑ ΣΑΣ ΚΑΝΟΥΜΕ ΜΙΑ ΕΡΩΤΗΣΗ ΠΟΥ ΜΟΝΟ ΕΣΕΙΣ ΜΠΟΡΕΙΤΕ ΝΑ ΑΠΑΝΤΗΣΕΤΕ.</text:span></text:p>
          </draw:text-box>
        </draw:frame>
        <draw:custom-shape draw:style-name="gr4" draw:text-style-name="P1" draw:layer="layout" svg:width="14.75cm" svg:height="3.25cm" svg:x="19.75cm" svg:y="0.42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4.75cm" svg:height="4.682cm" svg:x="20cm" svg:y="0.5cm">
          <draw:text-box>
            <text:p text:style-name="P2"><text:span text:style-name="T1">Ε: ΠΟΥ ΕΙΝΑΙ ΘΑΜΜΕΝΑ ΤΑ ΠΤΩΜΑΤΑ;</text:span></text:p>
          </draw:text-box>
        </draw:frame>
        <draw:custom-shape draw:style-name="gr6" draw:text-style-name="P1" draw:layer="layout" svg:width="14.75cm" svg:height="4cm" svg:x="19.69cm" svg:y="3.5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25cm" svg:height="3cm" svg:x="21.75cm" svg:y="4.2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25cm" svg:height="2.75cm" svg:x="19.64cm" svg:y="4.301cm">
          <draw:text-box>
            <text:p text:style-name="P2"><text:span text:style-name="T1">Α: <text:s/>ΠΙΣΩ ΑΠΟ ΤΟ</text:span></text:p>
          </draw:text-box>
        </draw:frame>
        <draw:custom-shape draw:style-name="gr9" draw:text-style-name="P1" draw:layer="layout" svg:width="11.75cm" svg:height="3.5cm" svg:x="53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1.75cm" svg:height="3.25cm" svg:x="53.25cm" svg:y="1.25cm">
          <draw:text-box>
            <text:p>ΠΙΣΩ ΑΠΟ ΤΟ ... ΚΑΛΗ ΠΡΟΣΠΑΘΕΙΑ.</text:p>
          </draw:text-box>
        </draw:frame>
        <draw:custom-shape draw:style-name="gr11" draw:text-style-name="P1" draw:layer="layout" svg:width="5cm" svg:height="2.5cm" svg:x="56.5cm" svg:y="7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6.25cm" svg:height="3.003cm" svg:x="55.75cm" svg:y="8.497cm">
          <draw:text-box>
            <text:p>ΝΑ ΠΑΡΕΙ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E4000000D853E3AB9AF6B3708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8.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5:42.926145649</meta:creation-date>
    <dc:date>2023-06-07T15:42:51.815036259</dc:date>
    <meta:editing-duration>PT6M57S</meta:editing-duration>
    <meta:editing-cycles>1</meta:editing-cycles>
    <meta:document-statistic meta:object-count="12"/>
    <meta:generator>LibreOffice/7.3.7.2$Linux_X86_64 LibreOffice_project/30$Build-2</meta:generator>
  </office:meta>
</office:document-meta>
</file>